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20919d"/>
    </style:style>
    <style:style style:name="T2" style:family="text">
      <style:text-properties officeooo:rsid="0020c4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01-la-tierra-en-el-universo-geologia-de-los-planetas-origen-de-la-tierra-y-del-sistema-solar<text:line-break/>02-estructura-y-composicion-de-la-tierra-los-metodos-de-estudio<text:line-break/>03-la-materia-mineral-y-la-materia-cristalina-propiedades-y-metodos-de-estudio<text:line-break/>04-magmatismo-las-rocas-igneas-mas-importantes<text:line-break/>05-metamorfosis-las-rocas-metamorficas-mas-importantes<text:line-break/>06-los-ambientes-sedimentarios-litogenesis-las-rocas-sedimentarias-mas-importantes<text:line-break/>07-minerales-petrogeneticos-minerales-y-rocas-de-interes-economico<text:line-break/>08-los-impactos-ambientales-del-aprovechamiento-de-los-recursos-geologicos<text:line-break/>09-las-teorias-orogenicas-deriva-continental-y-tectonica-de-placas<text:line-break/>10-interpretacion-global-de-los-fenomenos-geologicos-en-el-marco-de-la-teoria-de-la-tectonica-de-placas<text:line-break/>11-la-atmosfera-estructura-composicion-y-dinamica-la-contaminacion-atmosferica-metodos-de-determinacion-y-de-correccion<text:line-break/>12-la-hidrosfera-el-ciclo-del-agua-la-contaminacion-del-agua-metodos-de-analisis-y-depuracion-el-problema-de-la-escasez-de-agua<text:line-break/>13-el-equilibrio-termico-del-planeta-el-clima-y-su-distribucion-los-sistemas-morfoclimaticos-grandes-cambios-climaticos-historicos<text:line-break/>14-geomorfologia-los-factores-condicionantes-del-modelado-del-relieve-la-importancia-de-la-litologia-y-las-estructuras-geologicas<text:line-break/>15-el-modelado-de-las-zonas-aridas-el-problema-de-la-desertizacion-medidas-de-prevencion-y-correccion<text:line-break/>16-el-modelado-fluvial-costero-y-glacial-las-aguas-subterraneas-los-impactos-en-las-costas<text:line-break/>17-el-suelo-origen-estructura-y-composicion-la-utilizacion-del-suelo-la-contaminacion-del-suelo-metodos-de-analisis-del-suelo<text:line-break/>18-la-tierra-un-planeta-en-continuo-cambio-los-fosiles-como-indicadores-el-tiempo-geologico-explicaciones-historicas-al-problema-de-los-cambios<text:line-break/>19-la-historia-geologica-de-la-tierra-fauna-y-flora-fosiles<text:line-break/>20-la-investigacion-geologica-y-sus-metodos-fundamentos-y-utilidad-de-la-fotografia-aerea-el-mapa-topografico-y-el-mapa-geologico-importancia-de-la-geologia-en-la-busqueda-de-recursos-y-en-las-obras-publicas<text:line-break/>21-la-constitucion-geologica-de-espana-repercusiones-de-la-geologia-en-la-variedad-de-paisajes-distribucion-de-recursos-las-comunicaciones-y-la-industria-el-problema-de-los-riesgos-la-ordenacion-del-territorio<text:line-break/>22-el-origen-de-la-vida-y-su-interpretacion-historica-evolucion-precelular-la-teoria-celular-y-la-organizacion-de-los-seres-vivos<text:line-break/>23-la-base-quimica-de-la-vida-componentes-inorganicos-y-organicos-el-agua-y-las-sales-minerales-los-glucidos-y-los-lipidos-su-biosintesis<text:line-break/>24-aminoacidos-y-proteinas-biosintesis-proteica-enzimas-y-coenzimas-las-vitaminas<text:line-break/>25-los-acidos-nucleicos-replicacion-y-transcripcion<text:line-break/>26-metodos-de-estudio-de-la-celula-celulas-procariontas-y-eucariontas-la-celula-animal-y-vegetal-formas-acelulares<text:line-break/>27-la-membrana-plasmatica-y-la-pared-celular-citosol-citoesqueleto-sistemas-de-membranas-y-organulos-motilidad-celular<text:line-break/>28-necesidades-energeticas-de-la-celula-la-respiracion-celular-aerobia-y-anaerobia-la-fotosintesis-la-quimiosintesis<text:line-break/>29-el-nucleo-interfasico-y-el-nucleo-en-division-el-ciclo-celular-y-la-division-celular-mitosis-y-<text:soft-page-break/>meiosis<text:line-break/>30-niveles-de-organizacion-de-los-seres-vivos-la-diferenciacion-celular-tejidos-animales-y-vegetales<text:line-break/>31-la-reproduccion-asexual-y-la-reproduccion-sexual-genetica-del-sexo-gametogenesis-fecundacion-y-desarrollo-embrionario-en-metazoos-ciclos-biologicos<text:line-break/>32-la-clasificacion-de-los-seres-vivos-taxonomia-y-nomenclatura-los-cinco-reinos-relaciones-evolutivas-los-virus-y-su-patologia-otras-formas-acelulares<text:line-break/>33-reino-moneras-las-cyanophytas-las-bacterias-y-su-importancia-en-la-sanidad-la-industria-y-la-investigacion-basica<text:line-break/>34-reino-protoctistas-generos-mas-comunes-en-charcas-rios-y-mares-el-papel-ecologico-y-su-importancia-economica-y-sanitaria<text:line-break/>35-reino-hongos-hongos-comunes-en-nuestros-campos-y-bosques-importancia-en-los-ecosistemas-aplicaciones-y-utilidad-los-liquenes-su-papel-como-indicadores<text:line-break/>36-las-plantas-i-briofitas-generos-comunes-e-importancia-ecologica-el-paso-a-la-vascularidad-licopodios-equisetos-y-helechos-la-adquisicion-de-semillas-cicadofitos-y-ginkofitos<text:line-break/>37-las-plantas-ii-coniferofitos-y-angioespermatofitos-caracteres-generales-origen-clasificacion-y-ecologia-familias-y-especies-de-arboles-y-arbustos-espanoles-mas-representativos-la-destruccion-de-los-bosques-la-repoblacion-y-las-medidas-preventivas<text:line-break/>38-morfologia-y-fisiologia-de-las-estructuras-vegetativas-y-reproductoras-de-las-cormofitas<text:line-break/>39-la-agricultura-en-espana-el-impacto-ambiental-de-la-sobreexplotacion-nuevas-alternativas-para-la-obtencion-de-recursos-alimentarios<text:line-break/>40-invertebrados-no-artropodos-fila-poriferos-cnidarios-ctenoforos-platelmintos-anelidos-moluscos-y-equipodermos-especies-representativas-de-nuestra-fauna-importancia-economica-sanitaria-y-alimentaria<text:line-break/>41-invertebrados-artropodos-insectos-crustaceos-aracnidos-y-miriapodos-especies-representativas-de-nuestra-fauna-importancia-economica-sanitaria-y-alimentaria<text:line-break/>42-filum-cordados-caracteres-generales-y-clasificacion-los-vertebrados-caracteristicas-generales-y-clasificacion-agnatos-y-condrictios<text:line-break/>43-organos-y-funciones-de-nutricion-en-los-vertebrados<text:line-break/>44-organos-y-funciones-de-relacion-en-los-vertebrados<text:line-break/>45-organos-y-funciones-de-reproduccion-en-los-vertebrados<text:line-break/>46-otros-recursos-bioticos-aprovechamiento-medicinal-ornamental-agropecuario-avicola-pesquero-la-biotecnologia<text:line-break/>47-ecologia-poblaciones-comunidades-y-ecosistemas-dinamica-de-las-poblaciones-interacciones-en-el-ecosistema-relaciones-intra-e-interespecificas<text:line-break/>48-el-ecosistema-en-accion-estructura-funcionamiento-y-autorregulacion-del-ecosistema<text:line-break/>49-el-paisaje-componentes-e-interpretacion-paisajes-espanoles-caracteristicos-el-paisaje-como-recurso-estetico-impactos-en-el-paisaje-espacios-protegidos<text:line-break/>50-los-impactos-ambientales-de-las-actividades-humanas-los-grandes-impactos-globales<text:line-break/>51-los-problemas-ambientales-y-sus-repercusiones-politicas-economicas-y-sociales-salud-ambiental-y-calidad-de-vida-la-educacion-ambiental<text:line-break/>52-anatomia-y-fisiologia-de-los-aparatos-digestivo-y-urinario-humanos-habitos-saludables-principales-enfermedades<text:line-break/>53-anatomia-y-fisiologia-de-los-sistemas-circulatorio-y-respiratorio-humanos-habitos-saludables-principales-enfermedades<text:line-break/>54-nutricion-y-alimentacion-habitos-saludables-principales-enfermedades-las-personas-como-<text:soft-page-break/>consumidores<text:line-break/>55-el-medio-interno-sangre-linfa-y-liquidos-intersticiales-habitos-saludables-principales-enfermedades<text:line-break/>56-anatomia-y-fisiologia-del-sistema-nervioso-humano-alteraciones-del-sistema-nervioso-en-la-sociedad-actual-habitos-saludables-la-salud-mental<text:line-break/>57-anatomia-y-fisiologia-de-los-organos-de-los-sentidos-en-el-ser-humano-habitos-saludables-y-principales-enfermedades<text:line-break/>58-anatomia-y-fisiologia-del-sistema-endocrino-regulacion-neuroendocrina-principales-alteraciones<text:line-break/>59-anatomia-y-fisiologia-del-aparato-locomotor-habitos-posturales-adecuados-y-principales-enfermedades<text:line-break/>60-los-cambios-corporales-a-lo-largo-de-la-vida-la-sexualidad-y-la-reproduccion-anatomia-y-fisiologia-de-los-aparatos-reproductores-habitos-saludables-y-principales-enfermedades<text:line-break/>61-la-salud-y-la-enfermedad-evolucion-del-concepto-de-salud-las-enfermedades-de-nuestro-tiempo-la-drogodependencia-estilos-de-vida-saludables<text:line-break/>62-el-sistema-inmunologico-la-inmunodeficiencia-los-sueros-y-las-vacunas-descubrimiento-historico-e-importancia-sanitaria-y-economica<text:line-break/>63-la-genetica-mendeliana-la-teoria-cromosomica-de-la-herencia-las-mutaciones<text:line-break/>64-la-genetica-molecular-la-ingenieria-genetica-y-sus-aplicaciones-su-dimension-etica<text:line-break/>65-la-naturaleza-de-la-evolucion-mecanismos-y-pruebas-principales-teorias<text:line-break/>66-evolucion-de-la-concepcion-de-ciencia-las-revoluciones-cientificas-y-los-cambios-de-paradigmas-en-la-biologia-y-la-geologia-la-ciencia-como-proceso-en-construccion-los-cientificos-y-sus-condicionamientos-sociales-las-actitudes-cientificas-en-la-vida-cotidiana<text:line-break/>67-momentos-claves-en-la-historia-de-la-biologia-y-la-geologia-la-biologia-y-la-geologia-espanolas-en-el-contexto-mundial-principales-areas-de-investigacion-actual-las-relaciones-ciencia-tecnologia-sociedad-en-la-biologia-y-geologia<text:line-break/>68-sistemas-materiales-propiedades-generales-y-especificas-aplicaciones-comportamiento-de-los-gases-estructura-de-la-materia-teoria-cinetica-y-teoria-atomico-molecular-papel-de-los-modelos-y-de-las-teorias<text:line-break/>69-clasificacion-de-los-elementos-quimicos-sistema-periodico-enlace-quimico-justificacion-de-las-propiedades-de-las-sustancias-en-funcion-de-su-enlace-reconocimiento-de-sustancias-de-uso-comun-como-acidos-bases-metales-etc<text:line-break/>70-cambios-en-la-materia-reacciones-quimicas-intercambios-energeticos-estequiometria-factores-que-afectan-al-desarrollo-de-las-reacciones-su-importancia-en-la-evolucion-de-la-sociedad<text:line-break/>71-estudio-del-movimiento-fuerzas-efectos-sobre-los-cuerpos-leyes-de-newton-estatica-de-los-cuerpos-rigidos-condiciones-de-equilibrio-estatica-de-fluidos<text:line-break/>72-el-problema-de-la-posicion-de-la-tierra-en-el-universo-sistemas-geocentrico-y-helicentrico-gravitacion-universal-peso-de-los-cuerpos-importancia-historica-de-la-unificacion-de-la-gravedad-terrestre-y-celeste<text:line-break/>73-la-energia-transformacion-conservacion-y-degradacion-trabajo-y-calor-procesos-de-transferencia-de-energia-efectos-y-propagacion-del-calor-propagacion-de-energia-sin-transporte-de-masa-movimiento-ondulatorio-luz-y-sonido<text:line-break/>74-naturaleza-electrica-de-la-materia-corriente-electrica-electromagnetismo-induccion-electromagnetica-la-energia-electrica-una-forma-privilegiada-de-energia-evolucion-en-las-necesidades-energeticas-de-la-sociedad-energias-alternativas<text:line-break/>75-el-trabajo-experimental-en-el-area-de-ciencias-utilizacion-del-laboratorio-escolar-norma-de-segurida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8-11T18:14:51.050000000</meta:creation-date>
    <dc:date>2025-09-21T18:03:14.964000000</dc:date>
    <meta:editing-duration>PT1H12M28S</meta:editing-duration>
    <meta:editing-cycles>5</meta:editing-cycles>
    <meta:generator>LibreOffice/6.3.6.2$Windows_X86_64 LibreOffice_project/2196df99b074d8a661f4036fca8fa0cbfa33a497</meta:generator>
    <meta:document-statistic meta:table-count="0" meta:image-count="0" meta:object-count="0" meta:page-count="3" meta:paragraph-count="1" meta:word-count="75" meta:character-count="9511" meta:non-whitespace-character-count="9437"/>
  </office:meta>
</office:document-meta>
</file>